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adcf7"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2" style:family="graphic" style:parent-style-name="standard">
      <style:graphic-properties draw:fill="solid" draw:fill-color="#aadcf7" draw:textarea-horizontal-align="justify" draw:textarea-vertical-align="middle" draw:auto-grow-height="false" fo:min-height="1.814cm" fo:min-width="2.676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solid" draw:fill-color="#aadcf7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aadcf7" loext:fill-use-slide-background="false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fill="solid" draw:fill-color="#aadcf7"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6" style:family="graphic" style:parent-style-name="standard">
      <style:graphic-properties draw:fill="solid" draw:fill-color="#aadcf7" draw:textarea-horizontal-align="justify" draw:textarea-vertical-align="middle" draw:auto-grow-height="false" fo:min-height="1.02cm" fo:min-width="2.993cm" loext:decorative="false"/>
      <style:paragraph-properties style:writing-mode="lr-tb"/>
    </style:style>
    <style:style style:name="gr7" style:family="graphic" style:parent-style-name="standard">
      <style:graphic-properties draw:fill="solid" draw:fill-color="#aadcf7" draw:textarea-horizontal-align="justify" draw:textarea-vertical-align="middle" draw:auto-grow-height="false" fo:min-height="1.157cm" fo:min-width="3.945cm" loext:decorative="false"/>
      <style:paragraph-properties style:writing-mode="lr-tb"/>
    </style:style>
    <style:style style:name="gr8" style:family="graphic" style:parent-style-name="standard">
      <style:graphic-properties draw:fill="solid" draw:fill-color="#aadcf7" draw:textarea-horizontal-align="justify" draw:textarea-vertical-align="middle" draw:auto-grow-height="false" fo:min-height="2.29cm" fo:min-width="3.945cm" loext:decorative="false"/>
      <style:paragraph-properties style:writing-mode="lr-tb"/>
    </style:style>
    <style:style style:name="gr9" style:family="graphic" style:parent-style-name="standard">
      <style:graphic-properties draw:fill="solid" draw:fill-color="#aadcf7" draw:textarea-horizontal-align="justify" draw:textarea-vertical-align="middle" draw:auto-grow-height="false" fo:min-height="1.179cm" fo:min-width="2.359cm" loext:decorative="false"/>
      <style:paragraph-properties style:writing-mode="lr-tb"/>
    </style:style>
    <style:style style:name="gr10" style:family="graphic" style:parent-style-name="standard">
      <style:graphic-properties draw:fill="solid" draw:fill-color="#aadcf7" draw:textarea-horizontal-align="justify" draw:textarea-vertical-align="middle" draw:auto-grow-height="false" fo:min-height="2.155cm" fo:min-width="3.945cm" loext:decorative="false"/>
      <style:paragraph-properties style:writing-mode="lr-tb"/>
    </style:style>
    <style:style style:name="gr11" style:family="graphic" style:parent-style-name="standard">
      <style:graphic-properties svg:stroke-color="#e9b913" draw:fill="solid" draw:fill-color="#fde9a9"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solid" draw:fill-color="#aadcf7" draw:textarea-vertical-align="middle" loext:decorative="false"/>
    </style:style>
    <style:style style:name="gr13" style:family="graphic" style:parent-style-name="objectwithoutfill">
      <style:graphic-properties draw:marker-end="Arrowheads_20_8" draw:marker-end-width="0.3cm" draw:fill="solid" draw:fill-color="#aadcf7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solid" draw:fill-color="#aadcf7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solid" draw:fill-color="#aadcf7" draw:textarea-vertical-align="middle" loext:decorative="false"/>
    </style:style>
    <style:style style:name="gr16" style:family="graphic" style:parent-style-name="objectwithoutfill">
      <style:graphic-properties draw:marker-end="Arrowheads_20_12" draw:marker-end-width="0.3cm" draw:fill="solid" draw:fill-color="#aadcf7" draw:textarea-vertical-align="middle" loext:decorative="false"/>
    </style:style>
    <style:style style:name="gr17" style:family="graphic" style:parent-style-name="objectwithoutfill">
      <style:graphic-properties draw:marker-end="Arrowheads_20_13" draw:marker-end-width="0.3cm" draw:fill="solid" draw:fill-color="#aadcf7" draw:textarea-vertical-align="middle" loext:decorative="false"/>
    </style:style>
    <style:style style:name="gr18" style:family="graphic" style:parent-style-name="objectwithoutfill">
      <style:graphic-properties draw:marker-end="Arrowheads_20_14" draw:marker-end-width="0.3cm" draw:fill="solid" draw:fill-color="#aadcf7" draw:textarea-vertical-align="middle" loext:decorative="false"/>
    </style:style>
    <style:style style:name="gr19" style:family="graphic" style:parent-style-name="objectwithoutfill">
      <style:graphic-properties draw:marker-end="Arrowheads_20_17" draw:marker-end-width="0.3cm" draw:fill="solid" draw:fill-color="#aadcf7" draw:textarea-vertical-align="middle" loext:decorative="false"/>
    </style:style>
    <style:style style:name="gr20" style:family="graphic" style:parent-style-name="objectwithoutfill">
      <style:graphic-properties draw:marker-end="Arrowheads_20_19" draw:marker-end-width="0.3cm" draw:fill="solid" draw:fill-color="#aadcf7" draw:textarea-vertical-align="middle" loext:decorative="false"/>
    </style:style>
    <style:style style:name="gr21" style:family="graphic" style:parent-style-name="objectwithoutfill">
      <style:graphic-properties draw:marker-end="Arrowheads_20_20" draw:marker-end-width="0.3cm" draw:fill="solid" draw:fill-color="#aadcf7" draw:textarea-vertical-align="middle" loext:decorative="false"/>
    </style:style>
    <style:style style:name="gr22" style:family="graphic" style:parent-style-name="objectwithoutfill">
      <style:graphic-properties draw:marker-end="Arrowheads_20_21" draw:marker-end-width="0.3cm" draw:fill="solid" draw:fill-color="#aadcf7" draw:textarea-vertical-align="middle" loext:decorative="false"/>
    </style:style>
    <style:style style:name="gr23" style:family="graphic" style:parent-style-name="objectwithoutfill">
      <style:graphic-properties draw:marker-end="Arrowheads_20_22" draw:marker-end-width="0.3cm" draw:fill="solid" draw:fill-color="#aadcf7" draw:textarea-vertical-align="middle" loext:decorative="false"/>
    </style:style>
    <style:style style:name="gr24" style:family="graphic" style:parent-style-name="objectwithoutfill">
      <style:graphic-properties draw:marker-end="Arrowheads_20_23" draw:marker-end-width="0.3cm" draw:fill="solid" draw:fill-color="#aadcf7" draw:textarea-vertical-align="middle" loext:decorative="false"/>
    </style:style>
    <style:style style:name="gr25" style:family="graphic" style:parent-style-name="objectwithoutfill">
      <style:graphic-properties draw:marker-end="Arrowheads_20_24" draw:marker-end-width="0.3cm" draw:fill="solid" draw:fill-color="#aadcf7" draw:textarea-vertical-align="middle" loext:decorative="false"/>
    </style:style>
    <style:style style:name="gr26" style:family="graphic" style:parent-style-name="objectwithoutfill">
      <style:graphic-properties draw:marker-end="Arrowheads_20_25" draw:marker-end-width="0.3cm" draw:fill="solid" draw:fill-color="#aadcf7" draw:textarea-vertical-align="middle" loext:decorative="false"/>
    </style:style>
    <style:style style:name="gr27" style:family="graphic" style:parent-style-name="objectwithoutfill">
      <style:graphic-properties draw:marker-end="Arrowheads_20_26" draw:marker-end-width="0.3cm" draw:fill="solid" draw:fill-color="#aadcf7" draw:textarea-vertical-align="middle" loext:decorative="false"/>
    </style:style>
    <style:style style:name="gr28" style:family="graphic" style:parent-style-name="objectwithoutfill">
      <style:graphic-properties draw:marker-end="Arrowheads_20_27" draw:marker-end-width="0.3cm" draw:fill="solid" draw:fill-color="#aadcf7" draw:textarea-vertical-align="middle" loext:decorative="false"/>
    </style:style>
    <style:style style:name="P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" style:family="paragraph">
      <loext:graphic-properties draw:fill="solid" draw:fill-color="#aadcf7"/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loext:graphic-properties draw:fill="solid" draw:fill-color="#aadcf7"/>
      <style:paragraph-properties fo:text-align="center"/>
    </style:style>
    <style:style style:name="P4" style:family="paragraph">
      <loext:graphic-properties draw:fill="none" draw:fill-color="#aadcf7"/>
    </style:style>
    <style:style style:name="P5" style:family="paragraph">
      <loext:graphic-properties draw:fill="solid" draw:fill-color="#fde9a9"/>
      <style:paragraph-properties fo:text-align="center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4.445cm" svg:height="1.905cm" svg:x="3.223cm" svg:y="1.952cm">
          <text:p text:style-name="P1"><text:span text:style-name="T1">Считывание параметров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445cm" svg:height="1.905cm" svg:x="3.223cm" svg:y="4.493cm">
          <text:p text:style-name="P1"><text:span text:style-name="T1">Обработка параметр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.445cm" svg:height="1.905cm" svg:x="3.223cm" svg:y="7.033cm">
          <text:p text:style-name="P1"><text:span text:style-name="T1">Создание объекта для считывания виде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4.445cm" svg:height="1.905cm" svg:x="3.223cm" svg:y="9.574cm">
          <text:p text:style-name="P1"><text:span text:style-name="T1">Создание объекта, отражающего параметры доски ChArU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445cm" svg:height="1.905cm" svg:x="3.223cm" svg:y="12.114cm">
          <text:p text:style-name="P1"><text:span text:style-name="T1">Создание объекта для детекции доски ChArU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445cm" svg:height="1.905cm" svg:x="3.223cm" svg:y="14.655cm">
          <text:p text:style-name="P1"><text:span text:style-name="T1">Получение кадра с кам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445cm" svg:height="1.905cm" svg:x="3.223cm" svg:y="19.736cm">
          <text:p text:style-name="P1"><text:span text:style-name="T1">Распознавание доски на кадр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445cm" svg:height="1.905cm" svg:x="3.223cm" svg:y="17.195cm">
          <text:p text:style-name="P1"><text:span text:style-name="T1">Обесцвечивание изображен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6.35cm" svg:height="4.127cm" svg:x="2.27cm" svg:y="22.273cm">
          <text:p text:style-name="P1"><text:span text:style-name="T1">Распознано больше углов, чем на одной стороне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layout" svg:x1="5.445cm" svg:y1="21.641cm" svg:x2="5.445cm" svg:y2="22.273cm" draw:start-shape="id1" draw:start-glue-point="2" draw:end-shape="id2" draw:end-glue-point="4" svg:d="M5445 21641v632" svg:viewBox="0 0 1 633">
          <text:p/>
        </draw:connector>
        <draw:frame draw:style-name="gr4" draw:text-style-name="P4" draw:layer="layout" svg:width="1.226cm" svg:height="0.962cm" svg:x="8.029cm" svg:y="23.225cm">
          <draw:text-box>
            <text:p>да</text:p>
          </draw:text-box>
        </draw:frame>
        <draw:custom-shape draw:style-name="gr5" draw:text-style-name="P2" xml:id="id3" draw:id="id3" draw:layer="layout" svg:width="3.81cm" svg:height="1.905cm" svg:x="12.43cm" svg:y="2.27cm">
          <text:p text:style-name="P1">Соотношение точек в 3D и на изображении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6.985cm" svg:height="2.54cm" svg:x="10.842cm" svg:y="4.81cm">
          <text:p text:style-name="P1">Соотношения не найдены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2" xml:id="id5" draw:id="id5" draw:layer="layout" svg:width="4.445cm" svg:height="1.407cm" svg:x="12.112cm" svg:y="8.483cm">
          <text:p text:style-name="P1"><text:span text:style-name="T1">Сохранить точ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4.445cm" svg:height="2.54cm" svg:x="12.112cm" svg:y="10.842cm">
          <text:p text:style-name="P1"><text:span text:style-name="T1">Увеличить счетчик сохраненных кадр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7" draw:id="id7" draw:layer="layout" svg:width="5.715cm" svg:height="2.857cm" svg:x="11.477cm" svg:y="14.335cm">
          <text:p text:style-name="P1">Клавиша Esc была нажата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2" xml:id="id8" draw:id="id8" draw:layer="layout" svg:width="4.445cm" svg:height="2.405cm" svg:x="12.112cm" svg:y="18.28cm">
          <text:p text:style-name="P1"><text:span text:style-name="T1">Расчет внутренних параметров кам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445cm" svg:height="1.905cm" svg:x="12.112cm" svg:y="21.955cm">
          <text:p text:style-name="P1"><text:span text:style-name="T1">Сохранение параметров в JSON-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10" draw:id="id10" draw:layer="layout" svg:width="4.445cm" svg:height="1.905cm" svg:x="12.112cm" svg:y="24.812cm">
          <text:p text:style-name="P1"><text:span text:style-name="T1">JSON-файл с внутренними параметрами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line-skew="-0.971cm" svg:x1="8.62cm" svg:y1="24.337cm" svg:x2="12.43cm" svg:y2="3.222cm" draw:start-shape="id2" draw:start-glue-point="7" draw:end-shape="id3" draw:end-glue-point="3" svg:d="M8620 24337h935v-21115h2875" svg:viewBox="0 0 3811 21116">
          <text:p/>
        </draw:connector>
        <draw:connector draw:style-name="gr13" draw:text-style-name="P3" draw:layer="layout" svg:x1="10.842cm" svg:y1="6.08cm" svg:x2="14.334cm" svg:y2="8.483cm" draw:start-shape="id4" draw:start-glue-point="5" draw:end-shape="id5" draw:end-glue-point="0" svg:d="M10842 6080h-502v1837h3994v566" svg:viewBox="0 0 3995 2404">
          <text:p/>
        </draw:connector>
        <draw:connector draw:style-name="gr14" draw:text-style-name="P3" draw:layer="layout" svg:x1="14.334cm" svg:y1="9.89cm" svg:x2="14.334cm" svg:y2="10.842cm" draw:start-shape="id5" draw:start-glue-point="2" draw:end-shape="id6" draw:end-glue-point="0" svg:d="M14334 9890v952" svg:viewBox="0 0 1 953">
          <text:p/>
        </draw:connector>
        <draw:connector draw:style-name="gr15" draw:text-style-name="P3" draw:layer="layout" svg:x1="14.334cm" svg:y1="13.382cm" svg:x2="14.334cm" svg:y2="14.335cm" draw:start-shape="id6" draw:start-glue-point="2" draw:end-shape="id7" draw:end-glue-point="4" svg:d="M14334 13382v953" svg:viewBox="0 0 1 954">
          <text:p/>
        </draw:connector>
        <draw:connector draw:style-name="gr16" draw:text-style-name="P3" draw:layer="layout" svg:x1="14.334cm" svg:y1="20.685cm" svg:x2="14.334cm" svg:y2="21.955cm" draw:start-shape="id8" draw:start-glue-point="2" draw:end-shape="id9" draw:end-glue-point="0" svg:d="M14334 20685v1270" svg:viewBox="0 0 1 1271">
          <text:p/>
        </draw:connector>
        <draw:connector draw:style-name="gr17" draw:text-style-name="P3" draw:layer="layout" svg:x1="14.334cm" svg:y1="23.86cm" svg:x2="14.334cm" svg:y2="24.812cm" draw:start-shape="id9" draw:start-glue-point="2" draw:end-shape="id10" draw:end-glue-point="0" svg:d="M14334 23860v952" svg:viewBox="0 0 1 953">
          <text:p/>
        </draw:connector>
        <draw:connector draw:style-name="gr18" draw:text-style-name="P3" draw:layer="layout" svg:x1="11.477cm" svg:y1="15.763cm" svg:x2="14.334cm" svg:y2="18.28cm" draw:start-shape="id7" draw:start-glue-point="5" draw:end-shape="id8" draw:end-glue-point="0" svg:d="M11477 15763h-502v1972h3359v545" svg:viewBox="0 0 3360 2518">
          <text:p/>
        </draw:connector>
        <draw:connector draw:style-name="gr19" draw:text-style-name="P3" draw:layer="layout" draw:line-skew="-0.134cm" svg:x1="2.27cm" svg:y1="24.336cm" svg:x2="3.223cm" svg:y2="15.607cm" draw:start-shape="id2" draw:end-shape="id11" draw:end-glue-point="3" svg:d="M2270 24336h-635v-8729h1588" svg:viewBox="0 0 1589 8730">
          <text:p/>
        </draw:connector>
        <draw:connector draw:style-name="gr20" draw:text-style-name="P3" draw:layer="layout" draw:line-skew="0.452cm 16.349cm -1.086cm" svg:x1="17.827cm" svg:y1="6.08cm" svg:x2="3.223cm" svg:y2="15.607cm" draw:start-shape="id4" draw:start-glue-point="7" draw:end-shape="id11" draw:end-glue-point="3" svg:d="M17827 6080h953v21272h-17145v-11745h1588" svg:viewBox="0 0 17146 21273">
          <text:p/>
        </draw:connector>
        <draw:connector draw:style-name="gr21" draw:text-style-name="P3" draw:layer="layout" draw:line-skew="1.088cm 13.519cm -1.086cm" svg:x1="17.192cm" svg:y1="15.763cm" svg:x2="3.223cm" svg:y2="15.607cm" draw:start-shape="id7" draw:start-glue-point="7" draw:end-shape="id11" draw:end-glue-point="3" svg:d="M17192 15763h1588v11589h-17145v-11745h1588" svg:viewBox="0 0 17146 11746">
          <text:p/>
        </draw:connector>
        <draw:connector draw:style-name="gr22" draw:text-style-name="P3" draw:layer="layout" svg:x1="5.445cm" svg:y1="3.857cm" svg:x2="5.445cm" svg:y2="4.493cm" draw:start-shape="id12" draw:start-glue-point="2" draw:end-shape="id13" draw:end-glue-point="0" svg:d="M5445 3857v636" svg:viewBox="0 0 1 637">
          <text:p/>
        </draw:connector>
        <draw:connector draw:style-name="gr23" draw:text-style-name="P3" draw:layer="layout" svg:x1="5.445cm" svg:y1="6.398cm" svg:x2="5.445cm" svg:y2="7.033cm" draw:start-shape="id13" draw:start-glue-point="2" draw:end-shape="id14" draw:end-glue-point="0" svg:d="M5445 6398v635" svg:viewBox="0 0 1 636">
          <text:p/>
        </draw:connector>
        <draw:connector draw:style-name="gr24" draw:text-style-name="P3" draw:layer="layout" svg:x1="5.445cm" svg:y1="8.938cm" svg:x2="5.445cm" svg:y2="9.574cm" draw:start-shape="id14" draw:start-glue-point="2" draw:end-shape="id15" draw:end-glue-point="0" svg:d="M5445 8938v636" svg:viewBox="0 0 1 637">
          <text:p/>
        </draw:connector>
        <draw:connector draw:style-name="gr25" draw:text-style-name="P3" draw:layer="layout" svg:x1="5.445cm" svg:y1="11.479cm" svg:x2="5.445cm" svg:y2="12.114cm" draw:start-shape="id15" draw:start-glue-point="2" draw:end-shape="id16" draw:end-glue-point="0" svg:d="M5445 11479v635" svg:viewBox="0 0 1 636">
          <text:p/>
        </draw:connector>
        <draw:connector draw:style-name="gr26" draw:text-style-name="P3" draw:layer="layout" svg:x1="5.445cm" svg:y1="14.019cm" svg:x2="5.445cm" svg:y2="14.655cm" draw:start-shape="id16" draw:start-glue-point="2" draw:end-shape="id11" svg:d="M5445 14019v636" svg:viewBox="0 0 1 637">
          <text:p/>
        </draw:connector>
        <draw:connector draw:style-name="gr27" draw:text-style-name="P3" draw:layer="layout" svg:x1="5.445cm" svg:y1="16.56cm" svg:x2="5.445cm" svg:y2="17.195cm" draw:start-shape="id11" draw:start-glue-point="2" draw:end-shape="id17" draw:end-glue-point="0" svg:d="M5445 16560v635" svg:viewBox="0 0 1 636">
          <text:p/>
        </draw:connector>
        <draw:connector draw:style-name="gr28" draw:text-style-name="P3" draw:layer="layout" svg:x1="5.445cm" svg:y1="19.1cm" svg:x2="5.445cm" svg:y2="19.736cm" draw:start-shape="id17" draw:start-glue-point="2" draw:end-shape="id1" draw:end-glue-point="0" svg:d="M5445 19100v636" svg:viewBox="0 0 1 637">
          <text:p/>
        </draw:connector>
        <draw:frame draw:style-name="gr4" draw:text-style-name="P4" draw:layer="layout" svg:width="1.476cm" svg:height="0.962cm" svg:x="1.635cm" svg:y="23.215cm">
          <draw:text-box>
            <text:p>нет</text:p>
          </draw:text-box>
        </draw:frame>
        <draw:frame draw:style-name="gr4" draw:text-style-name="P4" draw:layer="layout" svg:width="1.226cm" svg:height="0.962cm" svg:x="16.919cm" svg:y="14.643cm">
          <draw:text-box>
            <text:p>да</text:p>
          </draw:text-box>
        </draw:frame>
        <draw:frame draw:style-name="gr4" draw:text-style-name="P4" draw:layer="layout" svg:width="1.476cm" svg:height="0.962cm" svg:x="10.525cm" svg:y="14.633cm">
          <draw:text-box>
            <text:p>нет</text:p>
          </draw:text-box>
        </draw:frame>
        <draw:frame draw:style-name="gr4" draw:text-style-name="P4" draw:layer="layout" svg:width="1.226cm" svg:height="0.962cm" svg:x="16.919cm" svg:y="4.8cm">
          <draw:text-box>
            <text:p>да</text:p>
          </draw:text-box>
        </draw:frame>
        <draw:frame draw:style-name="gr4" draw:text-style-name="P4" draw:layer="layout" svg:width="1.476cm" svg:height="0.962cm" svg:x="10.525cm" svg:y="4.79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0:06:08.740292181</meta:creation-date>
    <dc:date>2025-05-15T12:22:31.593867366</dc:date>
    <meta:editing-duration>PT25M53S</meta:editing-duration>
    <meta:editing-cycles>2</meta:editing-cycles>
    <meta:generator>LibreOffice/24.8.7.2$Linux_X86_64 LibreOffice_project/480$Build-2</meta:generator>
    <meta:document-statistic meta:object-count="41"/>
  </office:meta>
</office:document-meta>
</file>